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oglio1" table:style-name="ta1">
        <table:shapes>
          <draw:frame draw:z-index="0" draw:style-name="gr1" draw:text-style-name="P1" svg:width="172.1mm" svg:height="89.96mm" svg:x="6.19mm" svg:y="6.32mm">
            <loext:p draw:notify-on-update-of-ranges="Foglio1.M17:Foglio1.M17 Foglio1.M18:Foglio1.M21 Foglio1.I13:Foglio1.I13 Foglio1.J13:Foglio1.M13 Foglio1.I14:Foglio1.I14 Foglio1.J14:Foglio1.M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YeastChordal</text:p>
          </table:table-cell>
          <table:table-cell office:value-type="string" calcext:value-type="string">
            <text:p>PGPChordal</text:p>
          </table:table-cell>
          <table:table-cell office:value-type="string" calcext:value-type="string">
            <text:p>MiniChordal</text:p>
          </table:table-cell>
          <table:table-cell office:value-type="string" calcext:value-type="string">
            <text:p>DaysAllChordal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office:value-type="float" office:value="0.349" calcext:value-type="float">
            <text:p>0,349</text:p>
          </table:table-cell>
          <table:table-cell office:value-type="float" office:value="0.606" calcext:value-type="float">
            <text:p>0,606</text:p>
          </table:table-cell>
          <table:table-cell office:value-type="float" office:value="9.572" calcext:value-type="float">
            <text:p>9,572</text:p>
          </table:table-cell>
          <table:table-cell office:value-type="float" office:value="18.49" calcext:value-type="float">
            <text:p>18,49</text:p>
          </table:table-cell>
        </table:table-row>
        <table:table-row table:style-name="ro1">
          <table:table-cell table:number-columns-repeated="9"/>
          <table:table-cell office:value-type="float" office:value="0.324" calcext:value-type="float">
            <text:p>0,324</text:p>
          </table:table-cell>
          <table:table-cell office:value-type="float" office:value="0.623" calcext:value-type="float">
            <text:p>0,623</text:p>
          </table:table-cell>
          <table:table-cell office:value-type="float" office:value="9.601" calcext:value-type="float">
            <text:p>9,601</text:p>
          </table:table-cell>
          <table:table-cell office:value-type="float" office:value="20.37" calcext:value-type="float">
            <text:p>20,37</text:p>
          </table:table-cell>
        </table:table-row>
        <table:table-row table:style-name="ro1">
          <table:table-cell table:number-columns-repeated="9"/>
          <table:table-cell office:value-type="float" office:value="0.346" calcext:value-type="float">
            <text:p>0,346</text:p>
          </table:table-cell>
          <table:table-cell office:value-type="float" office:value="0.601" calcext:value-type="float">
            <text:p>0,601</text:p>
          </table:table-cell>
          <table:table-cell office:value-type="float" office:value="9.69" calcext:value-type="float">
            <text:p>9,69</text:p>
          </table:table-cell>
          <table:table-cell office:value-type="float" office:value="18.103" calcext:value-type="float">
            <text:p>18,103</text:p>
          </table:table-cell>
        </table:table-row>
        <table:table-row table:style-name="ro1">
          <table:table-cell table:number-columns-repeated="9"/>
          <table:table-cell office:value-type="float" office:value="0.339" calcext:value-type="float">
            <text:p>0,339</text:p>
          </table:table-cell>
          <table:table-cell office:value-type="float" office:value="0.611" calcext:value-type="float">
            <text:p>0,611</text:p>
          </table:table-cell>
          <table:table-cell office:value-type="float" office:value="9.629" calcext:value-type="float">
            <text:p>9,629</text:p>
          </table:table-cell>
          <table:table-cell office:value-type="float" office:value="18.179" calcext:value-type="float">
            <text:p>18,179</text:p>
          </table:table-cell>
        </table:table-row>
        <table:table-row table:style-name="ro1">
          <table:table-cell table:number-columns-repeated="9"/>
          <table:table-cell office:value-type="float" office:value="0.327" calcext:value-type="float">
            <text:p>0,327</text:p>
          </table:table-cell>
          <table:table-cell office:value-type="float" office:value="0.625" calcext:value-type="float">
            <text:p>0,625</text:p>
          </table:table-cell>
          <table:table-cell office:value-type="float" office:value="9.864" calcext:value-type="float">
            <text:p>9,864</text:p>
          </table:table-cell>
          <table:table-cell office:value-type="float" office:value="19.104" calcext:value-type="float">
            <text:p>19,104</text:p>
          </table:table-cell>
        </table:table-row>
        <table:table-row table:style-name="ro1">
          <table:table-cell table:number-columns-repeated="9"/>
          <table:table-cell office:value-type="float" office:value="0.327" calcext:value-type="float">
            <text:p>0,327</text:p>
          </table:table-cell>
          <table:table-cell office:value-type="float" office:value="0.618" calcext:value-type="float">
            <text:p>0,618</text:p>
          </table:table-cell>
          <table:table-cell office:value-type="float" office:value="9.829" calcext:value-type="float">
            <text:p>9,829</text:p>
          </table:table-cell>
          <table:table-cell office:value-type="float" office:value="19.283" calcext:value-type="float">
            <text:p>19,283</text:p>
          </table:table-cell>
        </table:table-row>
        <table:table-row table:style-name="ro1">
          <table:table-cell table:number-columns-repeated="9"/>
          <table:table-cell office:value-type="float" office:value="0.282" calcext:value-type="float">
            <text:p>0,282</text:p>
          </table:table-cell>
          <table:table-cell office:value-type="float" office:value="0.569" calcext:value-type="float">
            <text:p>0,569</text:p>
          </table:table-cell>
          <table:table-cell office:value-type="float" office:value="9.795" calcext:value-type="float">
            <text:p>9,795</text:p>
          </table:table-cell>
          <table:table-cell office:value-type="float" office:value="20.933" calcext:value-type="float">
            <text:p>20,93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in (7 tests)</text:p>
          </table:table-cell>
          <table:table-cell table:formula="of:=MIN([.J5:.J11])" office:value-type="float" office:value="0.282" calcext:value-type="float">
            <text:p>0,282</text:p>
          </table:table-cell>
          <table:table-cell table:formula="of:=MIN([.K5:.K11])" office:value-type="float" office:value="0.569" calcext:value-type="float">
            <text:p>0,569</text:p>
          </table:table-cell>
          <table:table-cell table:formula="of:=MIN([.L5:.L11])" office:value-type="float" office:value="9.572" calcext:value-type="float">
            <text:p>9,572</text:p>
          </table:table-cell>
          <table:table-cell table:formula="of:=MIN([.M5:.M11])" office:value-type="float" office:value="18.103" calcext:value-type="float">
            <text:p>18,10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Avg (7 tests)</text:p>
          </table:table-cell>
          <table:table-cell table:style-name="ce1" table:formula="of:=AVERAGE([.J5:.J11])" office:value-type="float" office:value="0.327714285714286" calcext:value-type="float">
            <text:p>0,328</text:p>
          </table:table-cell>
          <table:table-cell table:style-name="ce1" table:formula="of:=AVERAGE([.K5:.K11])" office:value-type="float" office:value="0.607571428571429" calcext:value-type="float">
            <text:p>0,608</text:p>
          </table:table-cell>
          <table:table-cell table:style-name="ce1" table:formula="of:=AVERAGE([.L5:.L11])" office:value-type="float" office:value="9.71142857142857" calcext:value-type="float">
            <text:p>9,711</text:p>
          </table:table-cell>
          <table:table-cell table:style-name="ce1" table:formula="of:=AVERAGE([.M5:.M11])" office:value-type="float" office:value="19.2088571428571" calcext:value-type="float">
            <text:p>19,20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m+n</text:p>
          </table:table-cell>
        </table:table-row>
        <table:table-row table:style-name="ro1">
          <table:table-cell table:number-columns-repeated="12"/>
          <table:table-cell office:value-type="float" office:value="126084" calcext:value-type="float">
            <text:p>126084</text:p>
          </table:table-cell>
        </table:table-row>
        <table:table-row table:style-name="ro1">
          <table:table-cell table:number-columns-repeated="12"/>
          <table:table-cell office:value-type="float" office:value="192058" calcext:value-type="float">
            <text:p>192058</text:p>
          </table:table-cell>
        </table:table-row>
        <table:table-row table:style-name="ro1">
          <table:table-cell table:number-columns-repeated="12"/>
          <table:table-cell office:value-type="float" office:value="2157699" calcext:value-type="float">
            <text:p>2157699</text:p>
          </table:table-cell>
        </table:table-row>
        <table:table-row table:style-name="ro1">
          <table:table-cell table:number-columns-repeated="12"/>
          <table:table-cell office:value-type="float" office:value="3633968" calcext:value-type="float">
            <text:p>3633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7:50:10.94223727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</meta:initial-creator>
    <meta:creation-date>2017-06-08T21:19:06.756705687</meta:creation-date>
    <dc:date>2017-06-12T20:37:11.552389688</dc:date>
    <dc:creator>gabriele </dc:creator>
    <meta:editing-duration>PT5H31M45S</meta:editing-duration>
    <meta:editing-cycles>5</meta:editing-cycles>
    <meta:generator>LibreOffice/5.0.6.2$Linux_X86_64 LibreOffice_project/00m0$Build-2</meta:generator>
    <dc:title>LyX Document</dc:title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11cm" svg:height="8.997cm" xlink:href=".." xlink:type="simple" chart:class="chart:scatter" chart:style-name="ch1">
        <chart:legend chart:legend-position="end" svg:x="13.909cm" svg:y="3.95cm" style:legend-expansion="high" chart:style-name="ch2"/>
        <chart:plot-area chart:style-name="ch3" table:cell-range-address="Foglio1.M17:Foglio1.M21 Foglio1.I13:Foglio1.M14" chart:data-source-has-labels="both" svg:x="0.241cm" svg:y="0.177cm" svg:width="13.94cm" svg:height="8.635cm">
          <chartooo:coordinate-region svg:x="0.862cm" svg:y="0.376cm" svg:width="12.67cm" svg:height="7.789cm"/>
          <chart:axis chart:dimension="x" chart:name="primary-x" chart:style-name="ch4" chartooo:axis-type="auto">
            <chart:categories table:cell-range-address="Foglio1.M18:Foglio1.M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oglio1.J13:Foglio1.M13" chart:label-cell-address="Foglio1.I13:Foglio1.I13" chart:class="chart:scatter">
            <chart:domain table:cell-range-address="Foglio1.M18:Foglio1.M21"/>
            <chart:data-point chart:repeated="4"/>
          </chart:series>
          <chart:series chart:style-name="ch7" chart:values-cell-range-address="Foglio1.J14:Foglio1.M14" chart:label-cell-address="Foglio1.I14:Foglio1.I14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26084">
                <text:p>126080</text:p>
                <draw:g>
                  <svg:desc>Foglio1.M18:Foglio1.M21</svg:desc>
                </draw:g>
              </table:table-cell>
              <table:table-cell office:value-type="float" office:value="192058">
                <text:p>192060</text:p>
              </table:table-cell>
              <table:table-cell office:value-type="float" office:value="2157699">
                <text:p>2157700</text:p>
              </table:table-cell>
              <table:table-cell office:value-type="float" office:value="3633968">
                <text:p>3633970</text:p>
              </table:table-cell>
            </table:table-row>
          </table:table-header-rows>
          <table:table-rows>
            <table:table-row>
              <table:table-cell office:value-type="string">
                <text:p>Min (7 tests)</text:p>
                <draw:g>
                  <svg:desc>Foglio1.I13:Foglio1.I13</svg:desc>
                </draw:g>
              </table:table-cell>
              <table:table-cell office:value-type="float" office:value="0.282">
                <text:p>0.282</text:p>
                <draw:g>
                  <svg:desc>Foglio1.J13:Foglio1.M13</svg:desc>
                </draw:g>
              </table:table-cell>
              <table:table-cell office:value-type="float" office:value="0.569">
                <text:p>0.569</text:p>
              </table:table-cell>
              <table:table-cell office:value-type="float" office:value="9.572">
                <text:p>9.572</text:p>
              </table:table-cell>
              <table:table-cell office:value-type="float" office:value="18.103">
                <text:p>18.103</text:p>
              </table:table-cell>
            </table:table-row>
            <table:table-row>
              <table:table-cell office:value-type="string">
                <text:p>Avg (7 tests)</text:p>
                <draw:g>
                  <svg:desc>Foglio1.I14:Foglio1.I14</svg:desc>
                </draw:g>
              </table:table-cell>
              <table:table-cell office:value-type="float" office:value="0.327714285714286">
                <text:p>0.327714285714286</text:p>
                <draw:g>
                  <svg:desc>Foglio1.J14:Foglio1.M14</svg:desc>
                </draw:g>
              </table:table-cell>
              <table:table-cell office:value-type="float" office:value="0.607571428571429">
                <text:p>0.607571428571429</text:p>
              </table:table-cell>
              <table:table-cell office:value-type="float" office:value="9.71142857142857">
                <text:p>9.71142857142857</text:p>
              </table:table-cell>
              <table:table-cell office:value-type="float" office:value="19.2088571428571">
                <text:p>19.2088571428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